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F2000000774F41BFC8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84cm" style:rel-column-width="17284*"/>
    </style:style>
    <style:style style:name="Table1.B" style:family="table-column">
      <style:table-column-properties style:column-width="2.87cm" style:rel-column-width="11063*"/>
    </style:style>
    <style:style style:name="Table1.C" style:family="table-column">
      <style:table-column-properties style:column-width="9.647cm" style:rel-column-width="3718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Helvetica1"/>
    </style:style>
    <style:style style:name="P2" style:family="paragraph" style:parent-style-name="Table_20_Contents">
      <style:text-properties style:font-name="Helvetica" fo:font-size="12pt"/>
    </style:style>
    <style:style style:name="P3" style:family="paragraph" style:parent-style-name="Table_20_Contents">
      <style:text-properties style:font-name="Helvetica" fo:font-size="12pt" fo:font-weight="bold" style:font-weight-asian="bold" style:font-weight-complex="bold"/>
    </style:style>
    <style:style style:name="P4" style:family="paragraph" style:parent-style-name="User_20_Index_20_Heading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 style:list-style-name="L2">
      <style:text-properties fo:font-style="normal" style:font-style-asian="normal" style:font-style-complex="normal"/>
    </style:style>
    <style:style style:name="P8" style:family="paragraph" style:parent-style-name="Text_20_body" style:list-style-name="L3">
      <style:text-properties fo:font-style="normal" style:font-style-asian="normal" style:font-style-complex="normal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Heading_20_3">
      <style:text-properties fo:font-style="normal" style:font-style-asian="normal" style:font-style-complex="normal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fo:font-style="italic" style:font-style-asian="italic" style:font-style-complex="italic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onCourse Website</text:p>
      <text:p text:style-name="Title">Version 1</text:p>
      <text:p text:style-name="P4">Document revis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ho</text:p>
          </table:table-cell>
          <table:table-cell table:style-name="Table1.A1" office:value-type="string">
            <text:p text:style-name="P3">Revision</text:p>
          </table:table-cell>
          <table:table-cell table:style-name="Table1.C1" office:value-type="string">
            <text:p text:style-name="P3">Comment</text:p>
          </table:table-cell>
        </table:table-row>
        <table:table-row>
          <table:table-cell table:style-name="Table1.A2" office:value-type="string">
            <text:p text:style-name="P2">Marek Wawrzyczny</text:p>
          </table:table-cell>
          <table:table-cell table:style-name="Table1.B2" office:value-type="date" office:date-value="2010-05-21">
            <text:p text:style-name="P2">21/05/10</text:p>
          </table:table-cell>
          <table:table-cell table:style-name="Table1.C2" office:value-type="string">
            <text:p text:style-name="P2">Initial version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7">1.Goals<text:tab/>4</text:p>
          <text:p text:style-name="P18"><text:s/>1.1 What is in scope<text:tab/>4</text:p>
          <text:p text:style-name="P18"><text:s/>1.2 What is out of scope<text:tab/>4</text:p>
          <text:p text:style-name="P18"><text:s/>1.3 Notes<text:tab/>4</text:p>
          <text:p text:style-name="P17">2.Squish Tasks<text:tab/>6</text:p>
          <text:p text:style-name="P18"><text:s/>2.1 CMS Page Rendering<text:tab/>7</text:p>
          <text:p text:style-name="P19"><text:s/>2.1.1 WebNode as navigation<text:tab/>7</text:p>
          <text:p text:style-name="P19"><text:s/>2.1.2 WebNode as page<text:tab/>7</text:p>
          <text:p text:style-name="P19"><text:s/>2.1.3 WebBlocks embedded as a component in Tapestry templates<text:tab/>7</text:p>
          <text:p text:style-name="P19"><text:s/>2.1.4 WebBlock embedded in user input (database) – aka rich text tags<text:tab/>7</text:p>
          <text:p text:style-name="P18"><text:s/>2.2 Template and Component rendering<text:tab/>8</text:p>
          <text:p text:style-name="P19"><text:s/>2.2.1 Common Templates and Components<text:tab/>8</text:p>
          <text:p text:style-name="P19"><text:s/>2.2.2 Resource (CSS and JavaScript) combining<text:tab/>8</text:p>
          <text:p text:style-name="P19"><text:s/>2.2.3 Template and Component caching<text:tab/>8</text:p>
          <text:p text:style-name="P18"><text:s/>2.3 Textile port<text:tab/>9</text:p>
          <text:p text:style-name="P19"><text:s/>2.3.1 Port existing Textile code<text:tab/>9</text:p>
          <text:p text:style-name="P18"><text:s/>2.4 Create default onCourse Website pages and port/override an existing site<text:tab/>10</text:p>
          <text:p text:style-name="P19"><text:s/>2.4.1 Create a default set of templates for CMS pages<text:tab/>10</text:p>
          <text:p text:style-name="P19"><text:s/>2.4.2 Port the CityEast template overrides for CMS pages<text:tab/>10</text:p>
        </text:index-body>
      </text:table-of-content>
      <text:h text:style-name="Heading_20_1" text:outline-level="1" text:is-list-header="true"/>
      <text:h text:style-name="P13" text:outline-level="1">Goals</text:h>
      <text:h text:style-name="P14" text:outline-level="2">What is in scope</text:h>
      <text:p text:style-name="Text_20_body">Version 1 of the <text:span text:style-name="T1">onCourse Website</text:span> aims to implement the following functionality:</text:p>
      <text:list xml:id="list684379927" text:style-name="L1">
        <text:list-item>
          <text:p text:style-name="P5">Rendering of CMS defined pages</text:p>
          <text:list>
            <text:list-item>
              <text:p text:style-name="P5">We want to be able to completely render the CMS content</text:p>
              <text:list>
                <text:list-item>
                  <text:p text:style-name="P5">Note that placeholders are to be used in the case of search, e-commerce and other non-CMS content</text:p>
                </text:list-item>
              </text:list>
            </text:list-item>
            <text:list-item>
              <text:p text:style-name="P5">The content requires rendering of WebNode and WebBlock elements</text:p>
              <text:list>
                <text:list-item>
                  <text:p text:style-name="P5">WebBlock elements can be defined within user-defined input or within Tapestry components (templates)</text:p>
                </text:list-item>
              </text:list>
            </text:list-item>
          </text:list>
        </text:list-item>
        <text:list-item>
          <text:p text:style-name="P5">Extension of the common-services and common-UI frameworks to include any common rendering components</text:p>
        </text:list-item>
        <text:list-item>
          <text:p text:style-name="P5">Porting of Textile code from Willow WebObjects to common-UI framework</text:p>
        </text:list-item>
        <text:list-item>
          <text:p text:style-name="P5">Porting of the CityEast Community College CMS pages and design (templates, CSS and JavaScript)</text:p>
        </text:list-item>
      </text:list>
      <text:p text:style-name="Text_20_body"/>
      <text:p text:style-name="Text_20_body"><text:span text:style-name="T2">Version 1 of the </text:span><text:span text:style-name="T1">onCourse Website</text:span><text:span text:style-name="T2"> will be developed in parallel with the </text:span><text:span text:style-name="T1">onCourse CMS</text:span><text:span text:style-name="T2"> and ideally both will complement each other's functionality.</text:span></text:p>
      <text:p text:style-name="P6">We will also attempt to build up the common libraries so that they can be shared between the two (and future) applications.</text:p>
      <text:h text:style-name="P14" text:outline-level="2">What is out of scope</text:h>
      <text:p text:style-name="P6">The following will not be implemented in Version 1:</text:p>
      <text:list xml:id="list81281599" text:style-name="L2">
        <text:list-item>
          <text:p text:style-name="P7">Courses, Sites or any other non-CMS content – display a placeholder where appropriate</text:p>
        </text:list-item>
        <text:list-item>
          <text:p text:style-name="P7">Shopping basket, Enrolments and Payments – these will be implemented within another application and for the time being, display a placeholder where appropriate</text:p>
        </text:list-item>
      </text:list>
      <text:h text:style-name="P14" text:outline-level="2">Notes</text:h>
      <text:p text:style-name="P6">While the application design is left to the developer's discretion, the following are encouraged:</text:p>
      <text:list xml:id="list2077980390" text:style-name="L3">
        <text:list-item>
          <text:p text:style-name="P9"><text:span text:style-name="T2">identify any functionality that can be shared between </text:span><text:span text:style-name="T1">onCourse</text:span><text:span text:style-name="T2"> applications – work with other developers to move the code into common libraries</text:span></text:p>
        </text:list-item>
        <text:list-item>
          <text:p text:style-name="P8">put any documentation – diagrams, documents, etc, into the docs folder in the root folder of the project, i.e. oncourse-website/docs/version_1/</text:p>
          <text:p text:style-name="P8"/>
        </text:list-item>
      </text:list>
      <text:p text:style-name="P6"><text:soft-page-break/>The existing, Willow database structure is to be used for this project.</text:p>
      <text:p text:style-name="P6">The developer may model their solution on the existing Willow application but it is not necessary to duplicate the code. The developer should aim to write simple, unit tested code.</text:p>
      <text:h text:style-name="P13" text:outline-level="1">Squish Tasks</text:h>
      <text:list xml:id="list1867609058" text:style-name="L4">
        <text:list-item>
          <text:p text:style-name="P10">CMS Page Rendering</text:p>
          <text:list>
            <text:list-item>
              <text:p text:style-name="P10">WebNode as navigation</text:p>
            </text:list-item>
            <text:list-item>
              <text:p text:style-name="P10">WebNode as page</text:p>
            </text:list-item>
            <text:list-item>
              <text:p text:style-name="P10">WebBlock embedded as a component in Tapestry templates</text:p>
            </text:list-item>
            <text:list-item>
              <text:p text:style-name="P10">WebBlock embedded in user input (database) – rich text tags</text:p>
            </text:list-item>
          </text:list>
        </text:list-item>
        <text:list-item>
          <text:p text:style-name="P10">Template and Component rendering in <text:span text:style-name="T1">onCourse-website</text:span><text:span text:style-name="T2"> and common frameworks</text:span></text:p>
          <text:list>
            <text:list-item>
              <text:p text:style-name="P10">Common Templates and Components</text:p>
            </text:list-item>
            <text:list-item>
              <text:p text:style-name="P10">Resource (CSS and JavaScript) combining</text:p>
            </text:list-item>
            <text:list-item>
              <text:p text:style-name="P10">Template and Component caching</text:p>
            </text:list-item>
          </text:list>
        </text:list-item>
        <text:list-item>
          <text:p text:style-name="P10">Textile port</text:p>
          <text:list>
            <text:list-item>
              <text:p text:style-name="P10">Port existing Textile code from Willow into the <text:span text:style-name="T1">common-UI</text:span><text:span text:style-name="T2"> framework</text:span></text:p>
            </text:list-item>
          </text:list>
        </text:list-item>
        <text:list-item>
          <text:p text:style-name="P10">Create default <text:span text:style-name="T1">onCourse Website</text:span> pages and port/override an existing site</text:p>
          <text:list>
            <text:list-item>
              <text:p text:style-name="P10">Create a default set of templates for Website pages</text:p>
            </text:list-item>
            <text:list-item>
              <text:p text:style-name="P10">Port the CityEast template overrides for Website pages</text:p>
            </text:list-item>
          </text:list>
        </text:list-item>
      </text:list>
      <text:h text:style-name="P15" text:outline-level="2">CMS Page Rendering</text:h>
      <text:p text:style-name="Text_20_body">Render all CMS based navigation and pages. CMS based navigation and pages are based on the WebNode and WebBlock records. At this point, we will ignore WebBlocks and render a placeholder where appropriate.</text:p>
      <text:h text:style-name="Heading_20_3" text:outline-level="3">WebNode as navigation</text:h>
      <text:p text:style-name="Text_20_body">Navigation is defined by a recursive/nested WebNode structure. </text:p>
      <text:p text:style-name="Text_20_body">The task is to provide support for rendering any menu structure as defined in the database.</text:p>
      <text:h text:style-name="Heading_20_3" text:outline-level="3">WebNode as page</text:h>
      <text:p text:style-name="Text_20_body">Each WebNode (even if it was created purely for navigational purposes), can be rendered as a page. </text:p>
      <text:p text:style-name="Text_20_body">The task is to provide support for rendering any page as defined in the database. Note that at this point we are not rendering WebBlock – these are components that can be embedded within WebNodes. In cases where WebBlocks are defined, please provide a placeholder.</text:p>
      <text:h text:style-name="P12" text:outline-level="3">WebBlocks embedded as a component in Tapestry templates</text:h>
      <text:p text:style-name="P6">A WebBlock can also be embedded as a standard Tapestry component in other Tapestry components. This will require creation of a specialised component.</text:p>
      <text:h text:style-name="Heading_20_3" text:outline-level="3">WebBlock embedded in user input (database) – aka rich text tags</text:h>
      <text:p text:style-name="Text_20_body">A WebBlock is an user defined content – a snippet of HTML. These can be embedded within the WebNode content using special rich text syntax <text:span text:style-name="T1">{block... }</text:span><text:span text:style-name="T2">.</text:span></text:p>
      <text:p text:style-name="P6">This use of WebBlocks will require programmatic embedding of WebBlocks within the user specified content.</text:p>
      <text:p text:style-name="P6">Ideally we would be able to reuse the WebBlock Tapestry component in 2.1.3 – this depends entirely on ease and convenience of such solution.</text:p>
      <text:h text:style-name="P12" text:outline-level="3" text:is-list-header="true"/>
      <text:h text:style-name="P15" text:outline-level="2">Template and Component rendering</text:h>
      <text:p text:style-name="Text_20_body">Much of the template and component rending code was written in the original <text:span text:style-name="T1">onCourse CMS</text:span><text:span text:style-name="T2"> prototype. Most of this code was ported into the </text:span><text:span text:style-name="T1">common-UI</text:span><text:span text:style-name="T2"> framework.</text:span></text:p>
      <text:p text:style-name="Text_20_body"><text:span text:style-name="T2">This work will expand on refining the code and making the framework shareable between the </text:span><text:span text:style-name="T1">onCourse Website</text:span><text:span text:style-name="T2"> and </text:span><text:span text:style-name="T1">onCourse CMS</text:span><text:span text:style-name="T2"> applications.</text:span></text:p>
      <text:p text:style-name="P6">It will also be necessary to ensure scaleability and resource optimisation.</text:p>
      <text:h text:style-name="Heading_20_3" text:outline-level="3">Common Templates and Components</text:h>
      <text:p text:style-name="Text_20_body">List of common components:</text:p>
      <text:list xml:id="list914715096" text:style-name="L5">
        <text:list-item>
          <text:p text:style-name="P11">BodyFooter</text:p>
        </text:list-item>
        <text:list-item>
          <text:p text:style-name="P11">BodyHeader</text:p>
        </text:list-item>
        <text:list-item>
          <text:p text:style-name="P11">BodyLayout</text:p>
        </text:list-item>
        <text:list-item>
          <text:p text:style-name="P11">BodySidebar</text:p>
        </text:list-item>
        <text:list-item>
          <text:p text:style-name="P11">PageHead</text:p>
        </text:list-item>
        <text:list-item>
          <text:p text:style-name="P11">PageWrapper</text:p>
        </text:list-item>
      </text:list>
      <text:p text:style-name="Text_20_body">Ensure that the templates render and that a default design is implemented. Override the components where necessary for implementation of the default design in <text:span text:style-name="T1">onCourse Website</text:span><text:span text:style-name="T2">.</text:span></text:p>
      <text:h text:style-name="Heading_20_3" text:outline-level="3">Resource (CSS and JavaScript) combining</text:h>
      <text:p text:style-name="Text_20_body">Review and test the implementation of CSS and JavaScript combining. </text:p>
      <text:p text:style-name="Text_20_body">Use within <text:span text:style-name="T1">onCourse Website</text:span><text:span text:style-name="T2"> to demonstrate the functionality. </text:span></text:p>
      <text:p text:style-name="P6">It may be necessary to review the initial implementation in Willow to evaluate how the framework can be switched on/off so that designers can see evaluate the site with and without Resource combining.</text:p>
      <text:p text:style-name="P6">Review caching and performance issues.</text:p>
      <text:h text:style-name="Heading_20_3" text:outline-level="3">Template and Component caching</text:h>
      <text:p text:style-name="Text_20_body">Review impact of template/component overrides on the application performance.</text:p>
      <text:h text:style-name="P15" text:outline-level="2">Textile port</text:h>
      <text:h text:style-name="Heading_20_3" text:outline-level="3">Port existing Textile code</text:h>
      <text:p text:style-name="Text_20_body">Port the code from Willow that deals with Textile syntax translation. The code appears to deal with two different versions of Textile syntax.</text:p>
      <text:p text:style-name="Text_20_body">The code should be ported to the <text:span text:style-name="T1">common-UI</text:span><text:span text:style-name="T2"> framework.</text:span></text:p>
      <text:p text:style-name="P6">We want to port both versions of Textile frameworks and make the two switchable (the older one used by default).</text:p>
      <text:p text:style-name="P6">We want the current functionality to be fully ported, including any bugs.</text:p>
      <text:h text:style-name="P15" text:outline-level="2">Create default <text:span text:style-name="T1">onCourse Website</text:span> pages and port/override an existing site</text:h>
      <text:p text:style-name="Text_20_body">Create the default pages to allow <text:span text:style-name="T1">onCourse Website</text:span><text:span text:style-name="T2"> to serve pages defined in the CMS.</text:span></text:p>
      <text:h text:style-name="Heading_20_3" text:outline-level="3">Create a default set of templates for CMS pages</text:h>
      <text:p text:style-name="Text_20_body">These will be the default CMS sourced pages.</text:p>
      <text:h text:style-name="Heading_20_3" text:outline-level="3">Port the CityEast template overrides for CMS pages</text:h>
      <text:p text:style-name="Text_20_body">Template override for the pages implemented in 2.4.1. Use the CityEast College as the source for porting files/design across to <text:span text:style-name="T1">onCourse Website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start" style:justify-single-word="false"/>
      <style:text-properties style:font-name="Helvetica" fo:font-size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Helvetica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Helvetica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Helvetic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2pt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Helvetica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Helvetica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paragraph" svg:x="0cm" svg:y="0cm" svg:width="17cm" svg:height="2.002cm" draw:z-index="9"><draw:image xlink:href="Pictures/10000000000003F2000000774F41BFC8.tif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Page <text:page-number text:select-page="current">10</text:page-number> of <text:page-count>10</text:page-count></text:p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Wawrzyczny</meta:initial-creator>
    <meta:creation-date>2010-05-04T17:12:26</meta:creation-date>
    <dc:date>2010-05-24T13:45:00</dc:date>
    <dc:creator>Marek Wawrzyczny</dc:creator>
    <meta:editing-duration>PT28H41M01S</meta:editing-duration>
    <meta:editing-cycles>35</meta:editing-cycles>
    <meta:generator>OpenOffice.org/3.2$Unix OpenOffice.org_project/320m12$Build-9483</meta:generator>
    <meta:document-statistic meta:table-count="1" meta:image-count="1" meta:object-count="0" meta:page-count="10" meta:paragraph-count="114" meta:word-count="1146" meta:character-count="7048"/>
  </office:meta>
</office:document-meta>
</file>